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014a208" officeooo:paragraph-rsid="0014a208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16pt" style:text-underline-style="none" fo:font-weight="normal" officeooo:rsid="0014a208" officeooo:paragraph-rsid="0014a208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14a208" officeooo:paragraph-rsid="0014a20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17e80b" officeooo:paragraph-rsid="0017e80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1972d8" officeooo:paragraph-rsid="001972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1b4978" officeooo:paragraph-rsid="001b497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1d1caf" officeooo:paragraph-rsid="001d1ca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1e9e4e" officeooo:paragraph-rsid="001e9e4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1f1521" officeooo:paragraph-rsid="001f152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2101ad" officeooo:paragraph-rsid="002101a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solid" style:text-underline-width="auto" style:text-underline-color="font-color" fo:font-weight="normal" officeooo:rsid="0014a208" officeooo:paragraph-rsid="0014a20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solid" style:text-underline-width="auto" style:text-underline-color="font-color" fo:font-weight="normal" officeooo:rsid="001d1caf" officeooo:paragraph-rsid="001d1ca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style:font-name="Liberation Serif1" fo:font-size="12pt" style:text-underline-style="solid" style:text-underline-width="auto" style:text-underline-color="font-color" fo:font-weight="normal" officeooo:rsid="002101ad" officeooo:paragraph-rsid="002101a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style:font-name="Liberation Serif1" fo:font-size="12pt" style:text-underline-style="none" fo:font-weight="normal" officeooo:rsid="002101ad" officeooo:paragraph-rsid="002101a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rsid="001e9e4e" officeooo:paragraph-rsid="001e9e4e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1e9e4e" officeooo:paragraph-rsid="001e9e4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2101ad" officeooo:paragraph-rsid="002101ad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24f96d" officeooo:paragraph-rsid="0024f96d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280368" officeooo:paragraph-rsid="0028036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280368" officeooo:paragraph-rsid="002938dd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280368" officeooo:paragraph-rsid="00296525" style:font-size-asian="10.5pt" style:font-weight-asian="normal" style:font-size-complex="12pt" style:font-weight-complex="normal"/>
    </style:style>
    <style:style style:name="T1" style:family="text">
      <style:text-properties officeooo:rsid="00160c5e"/>
    </style:style>
    <style:style style:name="T2" style:family="text">
      <style:text-properties officeooo:rsid="001972d8"/>
    </style:style>
    <style:style style:name="T3" style:family="text">
      <style:text-properties style:use-window-font-color="true" loext:opacity="0%" fo:font-size="12pt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style:font-name="Liberation Serif1"/>
    </style:style>
    <style:style style:name="T5" style:family="text">
      <style:text-properties officeooo:rsid="002328fb"/>
    </style:style>
    <style:style style:name="T6" style:family="text">
      <style:text-properties officeooo:rsid="00265ace"/>
    </style:style>
    <style:style style:name="T7" style:family="text">
      <style:text-properties style:font-name="Liberation Serif1" officeooo:rsid="0024f96d"/>
    </style:style>
    <style:style style:name="T8" style:family="text">
      <style:text-properties style:font-name="Liberation Serif1" officeooo:rsid="002938dd"/>
    </style:style>
    <style:style style:name="T9" style:family="text">
      <style:text-properties style:font-name="Liberation Serif1" officeooo:rsid="00296525"/>
    </style:style>
    <style:style style:name="T10" style:family="text">
      <style:text-properties style:font-name="Liberation Serif1" style:text-underline-style="solid" style:text-underline-width="auto" style:text-underline-color="font-color" officeooo:rsid="00296525"/>
    </style:style>
    <style:style style:name="T11" style:family="text">
      <style:text-properties style:font-name="Liberation Serif" officeooo:rsid="002938dd" style:font-name-asian="Liberation Mono" style:font-name-complex="Liberation 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4</text:p>
      <text:p text:style-name="P2">Maël PEROT 22113572t</text:p>
      <text:p text:style-name="P2"/>
      <text:p text:style-name="P11">Exercice 1 :</text:p>
      <text:p text:style-name="P3"/>
      <text:p text:style-name="P3">1)</text:p>
      <text:p text:style-name="P3"><text:s text:c="4"/>a) </text:p>
      <text:p text:style-name="P3">SELECT S.nom AS 'nom de station', R.ventMax, R.dateRel AS date FROM station_meteo S </text:p>
      <text:p text:style-name="P3">INNER JOIN releve R ON R.idStation=S.idStation</text:p>
      <text:p text:style-name="P3">WHERE R.VentMax=(SELECT MAX(ventMax) FROM releve)</text:p>
      <text:p text:style-name="P3"><text:s text:c="4"/>b) </text:p>
      <text:p text:style-name="P3">SELECT P.nom, P.prenom FROM personne P </text:p>
      <text:p text:style-name="P3">WHERE P.idStation IN (SELECT idStation FROM personne</text:p>
      <text:p text:style-name="P3"><text:s text:c="22"/>GROUP BY idStation</text:p>
      <text:p text:style-name="P3"><text:s text:c="22"/>HAVING COUNT(*)=1)</text:p>
      <text:p text:style-name="P3">2)</text:p>
      <text:p text:style-name="P3"><text:s text:c="4"/>a)</text:p>
      <text:p text:style-name="P3">SELECT S.nom AS Station, MONTH(R.dateRel) AS mois, YEAR(R.dateRel) AS annee, SUM(R.PrecipJour) AS ‘Cumul des precipitations’ <text:s/>FROM station_meteo S </text:p>
      <text:p text:style-name="P3">INNER JOIN releve R ON R.idStation=S.idStation</text:p>
      <text:p text:style-name="P3">GROUP BY <text:span text:style-name="T1">Station, </text:span>mois, annee</text:p>
      <text:p text:style-name="P3">ORDER BY annee, mois</text:p>
      <text:p text:style-name="P3"><text:s text:c="4"/>b) </text:p>
      <text:p text:style-name="P3">SELECT ROUND(AVG(R.Tmax), 1) AS 'moyenne des Tmax', YEAR(R.dateRel) AS annee, S.nom AS station FROM releve R </text:p>
      <text:p text:style-name="P3">INNER JOIN station_meteo S ON S.idStation=R.idStation</text:p>
      <text:p text:style-name="P3">WHERE MONTH(R.dateRel)=8</text:p>
      <text:p text:style-name="P3">GROUP BY annee</text:p>
      <text:p text:style-name="P4">3)</text:p>
      <text:p text:style-name="P4"><text:s text:c="4"/>a)</text:p>
      <text:p text:style-name="P4">Ces mots clés permettent de créer une vue en lui donnant un nom. Cette vue s’appelle donc moyennesMois. <text:span text:style-name="T2">Une vue est une requête qui existe en même temps que la table qui l’a créée.</text:span></text:p>
      <text:p text:style-name="P5">Une vue sert a limiter les données visibles et donne l’opportunité de sélectionner lesquelles.</text:p>
      <text:p text:style-name="P5"><text:s text:c="4"/>b)</text:p>
      <text:p text:style-name="P5">SELECT moyTmin, moyTmax, moyVentMax FROM `moyennesMois`</text:p>
      <text:p text:style-name="P5">WHERE mois=12 AND annee=1999 AND station LIKE 'Haguenau Météo'</text:p>
      <text:p text:style-name="P5"><text:s text:c="4"/>c)</text:p>
      <text:p text:style-name="P5">Cette requête devrait insérer les valeurs dans la table moyennesMois mais on récupère une erreur car on ne peut rien insérer dans une vue.</text:p>
      <text:p text:style-name="P6"><text:s text:c="4"/>d)</text:p>
      <text:p text:style-name="P6">DROP VIEW ‘moyennesMois’</text:p>
      <text:p text:style-name="P6"/>
      <text:p text:style-name="P12">Exercice 2 :</text:p>
      <text:p text:style-name="P8">1)</text:p>
      <text:p text:style-name="P8">On ne peut pas supprimer les personnes car elles sont liees dans une autre table. Il faut garder une coherence.</text:p>
      <text:p text:style-name="P8">2)</text:p>
      <text:p text:style-name="P8">DELETE FROM personne </text:p>
      <text:p text:style-name="P8">WHERE idPersonne NOT IN (SELECT DISTINCT(idPersonne) FROM releve)</text:p>
      <text:p text:style-name="P8">3)</text:p>
      <text:p text:style-name="P8">INSERT INTO station_meteo VALUES (null ,'Meteo Marseille', 'COM13055', 5)</text:p>
      <text:p text:style-name="P15"><text:soft-page-break/><text:span text:style-name="T3">4) </text:span></text:p>
      <text:p text:style-name="P7">UPDATE station_meteo SET altitude=6 WHERE idStation=16</text:p>
      <text:p text:style-name="P9">5)</text:p>
      <text:p text:style-name="P9">ALTER TABLE personne ADD email varchar(255)</text:p>
      <text:p text:style-name="P9">6)</text:p>
      <text:p text:style-name="P10">Pour un SGBD qui gère les contraintes CHECK la première adresse mail serait refusée car elle ne contient pas de @, la deuxième serait en revanche acceptée.</text:p>
      <text:p text:style-name="P9"/>
      <text:p text:style-name="P13">Exercice 3 :</text:p>
      <text:p text:style-name="P14">1)</text:p>
      <text:p text:style-name="P10"><text:span text:style-name="Source_20_Text"><text:span text:style-name="T4">La requête générée est de type CREATE TABLE.</text:span></text:span></text:p>
      <text:p text:style-name="P10"><text:span text:style-name="T5">2</text:span>)</text:p>
      <text:p text:style-name="P10">ALTER TABLE image<text:line-break/>ADD FOREIGN KEY (idPersonne, idReleve) REFERENCES personne(idPersonne), releve(idReleve);</text:p>
      <text:p text:style-name="P18"><text:span text:style-name="T6">5</text:span>)</text:p>
      <text:p text:style-name="P18">SELECT dateImg, P.nom AS 'image deposee par' FROM image</text:p>
      <text:p text:style-name="P18">NATURAL JOIN personne P </text:p>
      <text:p text:style-name="P19">6)</text:p>
      <text:p text:style-name="P19"><text:span text:style-name="Source_20_Text"><text:span text:style-name="T7">ALTER TABLE `releve`<text:line-break/>  DROP `Tmoy`; </text:span></text:span></text:p>
      <text:p text:style-name="P20"><text:span text:style-name="Source_20_Text"><text:span text:style-name="T8">7)</text:span></text:span></text:p>
      <text:p text:style-name="P20"><text:span text:style-name="Source_20_Text"><text:span text:style-name="T8"><text:s text:c="4"/>a)</text:span></text:span></text:p>
      <text:p text:style-name="P20"><text:span text:style-name="Source_20_Text"><text:span text:style-name="T8">Le contenu de la table n’a pas chang</text:span></text:span><text:span text:style-name="Source_20_Text"><text:span text:style-name="T11">é</text:span></text:span><text:span text:style-name="Source_20_Text"><text:span text:style-name="T8">. Il changera seulement si on fait un commit pour effectuer les transactions demandées.</text:span></text:span></text:p>
      <text:p text:style-name="P20"><text:span text:style-name="Source_20_Text"><text:span text:style-name="T8"><text:s text:c="4"/>b) </text:span></text:span></text:p>
      <text:p text:style-name="P20"><text:span text:style-name="Source_20_Text"><text:span text:style-name="T8">Le contenu de la table a chang</text:span></text:span><text:span text:style-name="Source_20_Text"><text:span text:style-name="T11">é</text:span></text:span><text:span text:style-name="Source_20_Text"><text:span text:style-name="T8">.</text:span></text:span></text:p>
      <text:p text:style-name="P20"><text:span text:style-name="Source_20_Text"><text:span text:style-name="T8"><text:s text:c="4"/>c)</text:span></text:span></text:p>
      <text:p text:style-name="P20"><text:span text:style-name="Source_20_Text"><text:span text:style-name="T8">Dans la table personne on a bien le nombre de relevés effectu</text:span></text:span><text:span text:style-name="Source_20_Text"><text:span text:style-name="T11">é</text:span></text:span><text:span text:style-name="Source_20_Text"><text:span text:style-name="T8">s par la personne avec l’id 1 donc toute la transaction s’est effectuée.</text:span></text:span></text:p>
      <text:p text:style-name="P20"><text:span text:style-name="Source_20_Text"><text:span text:style-name="T8"><text:s text:c="4"/></text:span></text:span><text:span text:style-name="Source_20_Text"><text:span text:style-name="T9">d)</text:span></text:span></text:p>
      <text:p text:style-name="P21"><text:span text:style-name="Source_20_Text"><text:span text:style-name="T9">Il ne se passe rien</text:span></text:span></text:p>
      <text:p text:style-name="P21"><text:span text:style-name="Source_20_Text"><text:span text:style-name="T9"/></text:span></text:p>
      <text:p text:style-name="P21"><text:span text:style-name="Source_20_Text"><text:span text:style-name="T10">Exercice 4 :</text:span></text:span></text:p>
      <text:p text:style-name="P21"><text:span text:style-name="Source_20_Text"><text:span text:style-name="T9">1)</text:span></text:span></text:p>
      <text:p text:style-name="P21"><text:span text:style-name="Source_20_Text"><text:span text:style-name="T9">SELECT S.nom, YEAR(dateRel) AS annee, COUNT(*) AS 'nb jours de pluie' FROM releve</text:span></text:span></text:p>
      <text:p text:style-name="P21"><text:span text:style-name="Source_20_Text"><text:span text:style-name="T9">INNER JOIN station_meteo S ON S.idStation=releve.idStation</text:span></text:span></text:p>
      <text:p text:style-name="P21"><text:span text:style-name="Source_20_Text"><text:span text:style-name="T9">WHERE PrecipJour&gt;5</text:span></text:span></text:p>
      <text:p text:style-name="P21"><text:span text:style-name="Source_20_Text"><text:span text:style-name="T9">GROUP BY S.idStation, annee</text:span></text:span></text:p>
      <text:p text:style-name="P21"><text:span text:style-name="Source_20_Text"><text:span text:style-name="T9">2)</text:span></text:span></text:p>
      <text:p text:style-name="P21"><text:span text:style-name="Source_20_Text"><text:span text:style-name="T9">SELECT S.nom, YEAR(dateRel) AS annee, COUNT(*) AS 'nbJoursDePluie' FROM releve</text:span></text:span></text:p>
      <text:p text:style-name="P21"><text:span text:style-name="Source_20_Text"><text:span text:style-name="T9">INNER JOIN station_meteo S ON S.idStation=releve.idStation</text:span></text:span></text:p>
      <text:p text:style-name="P21"><text:span text:style-name="Source_20_Text"><text:span text:style-name="T9">WHERE PrecipJour&gt;5</text:span></text:span></text:p>
      <text:p text:style-name="P21"><text:span text:style-name="Source_20_Text"><text:span text:style-name="T9">GROUP BY S.idStation, annee</text:span></text:span></text:p>
      <text:p text:style-name="P21"><text:span text:style-name="Source_20_Text"><text:span text:style-name="T9">HAVING nbJoursDePluie&lt;10</text:span></text:span></text:p>
      <text:p text:style-name="P21"><text:span text:style-name="Source_20_Text"><text:span text:style-name="T9">3)</text:span></text:span></text:p>
      <text:p text:style-name="P21"><text:span text:style-name="Source_20_Text"><text:span text:style-name="T9">SELECT C.nom AS ville, YEAR(dateRel) AS annee, SUM(precipJour) AS cumul FROM releve</text:span></text:span></text:p>
      <text:p text:style-name="P21"><text:span text:style-name="Source_20_Text"><text:span text:style-name="T9">INNER JOIN station_meteo ON station_meteo.idStation=releve.idStation</text:span></text:span></text:p>
      <text:p text:style-name="P21"><text:span text:style-name="Source_20_Text"><text:span text:style-name="T9">INNER JOIN commune C ON C.numInsee=station_meteo.numInsee</text:span></text:span></text:p>
      <text:p text:style-name="P21"><text:span text:style-name="Source_20_Text"><text:span text:style-name="T9">GROUP BY annee</text:span></text:span></text:p>
      <text:p text:style-name="P21"><text:span text:style-name="Source_20_Text"><text:span text:style-name="T9">HAVING cumul&gt;1000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10:24:43.032596902</meta:creation-date>
    <meta:generator>LibreOffice/7.4.7.2$Linux_X86_64 LibreOffice_project/40$Build-2</meta:generator>
    <dc:date>2024-11-21T11:28:10.705721790</dc:date>
    <meta:editing-duration>PT2H39M35S</meta:editing-duration>
    <meta:editing-cycles>18</meta:editing-cycles>
    <meta:document-statistic meta:table-count="0" meta:image-count="0" meta:object-count="0" meta:page-count="2" meta:paragraph-count="86" meta:word-count="487" meta:character-count="3252" meta:non-whitespace-character-count="2744"/>
  </office:meta>
</office:document-meta>
</file>